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4248c2" officeooo:paragraph-rsid="00166ff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7143" officeooo:paragraph-rsid="0017714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8a176" officeooo:paragraph-rsid="0018a17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19" style:family="text">
      <style:text-properties officeooo:rsid="0013817b"/>
    </style:style>
    <style:style style:name="T20" style:family="text">
      <style:text-properties officeooo:rsid="0017b9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tape stage</text:p>
      <text:list xml:id="list3128329438507989146" text:style-name="L1">
        <text:list-item>
          <text:p text:style-name="P11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2"><text:span text:style-name="T2">C</text:span><text:span text:style-name="T1">réation fichier Excel en python </text:span><text:span text:style-name="T4">+ lecture pour classification future (Excel ↔ CSV)</text:span></text:p>
          <text:p text:style-name="P22"><text:span text:style-name="T4">o</text:span><text:span text:style-name="T1">pnpyxl lib for 2010+ ; xlrd&amp;xlwt lib for 2010-</text:span></text:p>
        </text:list-item>
        <text:list-item>
          <text:p text:style-name="P13"><text:span text:style-name="T1">Lecture et retour OCR à partir de PDF (si nécessaire PDF </text:span><text:span text:style-name="T5">↔</text:span><text:span text:style-name="T1"> PNG) </text:span></text:p>
          <text:p text:style-name="P13"><text:span text:style-name="T11">PDF to TXT/HTML/XML (txt used) with pdfminer </text:span><text:span text:style-name="T12">lib</text:span></text:p>
        </text:list-item>
        <text:list-item>
          <text:p text:style-name="P23">Détermination d'une structure de facture<text:span text:style-name="T13"> </text:span></text:p>
        </text:list-item>
        <text:list-item>
          <text:p text:style-name="P24">Classification par regexp</text:p>
        </text:list-item>
        <text:list-item>
          <text:p text:style-name="P25">Classement manuel des factures dans la base </text:p>
        </text:list-item>
        <text:list-item>
          <text:p text:style-name="P18">Codage de l'algorithme (tests et comparaisons de multiples algo – à expliciter)</text:p>
        </text:list-item>
        <text:list-item>
          <text:p text:style-name="P19">Apprentissage avec la basse de données (validation croisée ?)</text:p>
        </text:list-item>
        <text:list-item>
          <text:p text:style-name="P20">Binding du tout</text:p>
        </text:list-item>
        <text:list-item>
          <text:p text:style-name="P21">Ecriture de la documentation</text:p>
        </text:list-item>
        <text:list-item>
          <text:p text:style-name="P14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1">Gestion de toutes les erreurs possibles</text:p>
        </text:list-item>
        <text:list-item>
          <text:p text:style-name="P15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16"><text:span text:style-name="T10">T</text:span><text:span text:style-name="T1">ests par un tiers</text:span></text:p>
        </text:list-item>
        <text:list-item>
          <text:p text:style-name="P17"><text:span text:style-name="T1">Création IHM </text:span><text:span text:style-name="T6">(+initiation au drag&amp;drop)</text:span></text:p>
        </text:list-item>
      </text:list>
      <text:p text:style-name="P1"/>
      <text:p text:style-name="P1"/>
      <text:p text:style-name="P5">Idées d'algo :</text:p>
      <text:p text:style-name="P5"/>
      <text:p text:style-name="P2">14/6/2016</text:p>
      <text:p text:style-name="P7">test avec classification par regexp</text:p>
      <text:p text:style-name="P7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19">ata_set shape (n_sample,n_features)</text:span></text:p>
      <text:p text:style-name="P4">Hidden Markov Model ? Selon l'observation du reg_type precedent/suivant et du type précedent déterminé ?</text:p>
      <text:p text:style-name="P1"/>
      <text:p text:style-name="P3">15/6/2016</text:p>
      <text:p text:style-name="P8"><text:span text:style-name="T15">Apprentissage sur des </text:span><text:span text:style-name="T18">features</text:span></text:p>
      <text:p text:style-name="P9">en HTML : <text:span text:style-name="T17">reg_type précédent, reg_type suivant, </text:span>left corner relative position, top corner relative position, <text:span text:style-name="T17">width ?, height ?</text:span></text:p>
      <text:p text:style-name="P10">en TXT :<text:span text:style-name="T16"> reg_type précédent, reg_type suivant, moment dans la lecture ?</text:span></text:p>
      <text:p text:style-name="P10"/>
      <text:p text:style-name="P27">20/6/2016</text:p>
      <text:p text:style-name="P27"/>
      <text:p text:style-name="P27"/>
      <text:p text:style-name="P29">1)trouver la bonne representation de l'information</text:p>
      <text:p text:style-name="P27"/>
      <text:p text:style-name="P27"/>
      <text:p text:style-name="P27">idée apprentissage :</text:p>
      <text:p text:style-name="P27">on a des documents </text:p>
      <text:p text:style-name="P27">on les a en html </text:p>
      <text:p text:style-name="P27">donc on a chaque <text:span text:style-name="T20">élément</text:span> <text:span text:style-name="T20">de la page élément </text:span>et sa position <text:span text:style-name="T20">en absolue</text:span></text:p>
      <text:p text:style-name="P28">et on peut aller chercher les éléments qui sont les plus proches de lui. </text:p>
      <text:p text:style-name="P28">Et à partir de là on peut soit les regex soit les word2vec</text:p>
      <text:p text:style-name="P29">Apres on fait un apprentissage dessus</text:p>
      <text:p text:style-name="P29"/>
      <text:p text:style-name="P29"><text:soft-page-break/>on peut faire une liste de tout les trucs à droite </text:p>
      <text:p text:style-name="P29">de tout les trucs à gauche </text:p>
      <text:p text:style-name="P29"/>
      <text:p text:style-name="P29">ou on regarde si </text:p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0T16:24:04.132969106</dc:date>
    <dc:creator>innopolis </dc:creator>
    <meta:editing-duration>PT5H3M17S</meta:editing-duration>
    <meta:editing-cycles>15</meta:editing-cycles>
    <meta:document-statistic meta:table-count="0" meta:image-count="0" meta:object-count="0" meta:page-count="2" meta:paragraph-count="40" meta:word-count="335" meta:character-count="2016" meta:non-whitespace-character-count="1725"/>
  </office:meta>
</office:document-meta>
</file>